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As in the previous tale, it is through the encounter with the violent and freakish Other that the central character experiences her epiphany, the illumination of grace, and learns that the antagonist is not as different from oneself as she had assumed. But apart from this spiritual message, which O’Connor carefully devised, “Good Country People” conveys a kind of freakishness that the passing of time has made more relevant, both in literature and in real life. Thus, Hulga represents not only the opposite of Southern womanhood or the parody of the traditional Southern Belle (beautiful, religious, submissive, pure, innocent, and feminine), but above all – despite her immature behaviour – she anticipates a new type of woman who spread in the nineteen sixties with the emergence of Second-Wave Feminism: atheist, rebellious, intellectual, at odds with conventions and domesticity and eager to escape parental control. The Bible-seller is attracted by her singularity in a way that evokes the freak shows of the past, very popular in the US in the first half of the 20th century: “He was gazing at her with open curiosity, with fascination, like a child watching a new fantastic animal at the zoo” (GCP, 283). Similarly, Mrs. Freeman, a character that foreshadows Manley Pointer, is also fascinated by the abnormal and the bizarre, and in particular by Hulga’s grotesque body and artificial leg:</text:p>
      <text:p text:style-name="P1">Mrs. Freeman had a special fondness for the details of secret infections, hidden deformities, assaults upon children. Of diseases, she preferred the lingering or incurable. Hulga had heard Mrs. Hopewell give her the details of the hunting accident, how the leg had been literally blasted off, how she had never lost consciousness. Mrs. Freeman could listen to it any time as if it had happened an hour ago. (GCP, 275)</text:p>
      <text:p text:style-name="First_20_paragraph">While Mrs. Freeman is entranced by Hulga’s large and peculiar looks, her own appearance is also remarkable, as the narrator observes: Mrs. Freeman’s expression is compared to “the advance of a heavy track” and her physical presence to “several grain sacks thrown on top of each other” (GCP, 271). In a similar manner, the description of Mrs. Freeman’s daughters, Glynese and Carramae (Glycerin and Caramel in Hulga’s version of their names) magnifies the physicality and femininity that Hulga despises. As has been pointed out, “Good Country People” is mainly concerned with “the vicissitudes of being female,” “the burdens of fleshly life” and “the physical difficulties of women’s lives.”<text:note text:id="ftn0" text:note-class="footnote"><text:note-citation>1</text:note-citation><text:note-body><text:p text:style-name="Footnote">Sarah Gordon, Flannery O’Connor: The Obedient Imagination (Athens and London: University of Georgia Press, 2000), 177, 180.</text:p></text:note-body></text:note> No doubt, the images of weight and heaviness associated with these women highlight their bulkiness and physical features, but also underscore their vulnerability. Moreover, the freakishness and humorous tone of the narrative inthe female characters’ tensify rather than diminish the verisimilitude of portrayal as well as that of their surroundings: that is, their belonging to a distinct spatial and temporal context.</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